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top="0in" fo:margin-bottom="0.1965in"/>
      <style:text-properties fo:font-size="11pt" style:font-size-asian="11pt" style:font-size-complex="11pt"/>
    </style:style>
    <style:style style:name="P3" style:family="paragraph" style:parent-style-name="Text_20_body">
      <style:text-properties fo:font-size="11pt" style:font-size-asian="11pt" style:font-size-complex="11pt"/>
    </style:style>
    <style:style style:name="P4" style:family="paragraph" style:parent-style-name="Quotations">
      <style:text-properties fo:color="#000000" fo:font-size="11pt" style:font-size-asian="11pt" style:font-size-complex="11pt"/>
    </style:style>
    <style:style style:name="P5" style:family="paragraph" style:parent-style-name="Quotations">
      <style:text-properties fo:font-size="11pt" style:font-size-asian="11pt" style:font-size-complex="11pt"/>
    </style:style>
    <style:style style:name="P6" style:family="paragraph" style:parent-style-name="Quotations">
      <style:paragraph-properties fo:margin-left="0.7874in" fo:margin-right="0.7874in" fo:text-indent="0in" style:auto-text-indent="false"/>
    </style:style>
    <style:style style:name="P7" style:family="paragraph" style:parent-style-name="Quotations">
      <style:paragraph-properties fo:margin-left="0.7874in" fo:margin-right="0.7874in" fo:text-indent="0in" style:auto-text-indent="false"/>
      <style:text-properties fo:color="#000000" fo:font-size="11pt" style:font-size-asian="11pt" style:font-size-complex="11pt"/>
    </style:style>
    <style:style style:name="P8" style:family="paragraph" style:parent-style-name="Quotations">
      <style:paragraph-properties fo:margin-left="0.7874in" fo:margin-right="0.7874in" fo:text-indent="0in" style:auto-text-indent="false"/>
      <style:text-properties fo:font-size="11pt" style:font-size-asian="11pt" style:font-size-complex="11pt"/>
    </style:style>
    <style:style style:name="P9" style:family="paragraph" style:parent-style-name="Quotations">
      <style:paragraph-properties fo:margin-left="1.1811in" fo:margin-right="1.1811in" fo:text-indent="0in" style:auto-text-indent="false"/>
    </style:style>
    <style:style style:name="T1" style:family="text">
      <style:text-properties style:text-underline-style="solid" style:text-underline-width="auto" style:text-underline-color="font-color"/>
    </style:style>
    <style:style style:name="T2" style:family="text">
      <style:text-properties fo:color="#000000"/>
    </style:style>
    <style:style style:name="T3" style:family="text">
      <style:text-properties fo:color="#000000" fo:font-size="11pt" style:font-size-asian="11pt" style:font-size-complex="11pt"/>
    </style:style>
    <style:style style:name="T4"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in on FWPFCandidate3DProoxyBuilder and Xrays:</text:p>
      <text:p text:style-name="P1"/>
      <text:p text:style-name="P1"/>
      <text:p text:style-name="P1">dear Alja, <text:line-break/><text:line-break/>After a couple of weeks of use of the Xray cluster view with sample made of single particles, i noticed that the code (that thanks ot you finally worked :-)) crashes is applied on samples with PU. <text:line-break/>I went back to the code then and adding some cout I discovered today 2 things: <text:line-break/><text:line-break/>1) code seems to loop twice over the PF candidates in the event , and I don't know why (see temp txt file ) <text:line-break/>Do you know if there is a reason why FWPFCandidate3DBuilder build should be called twice somewhere? <text:line-break/><text:line-break/>Assuming that  elems indicate PF candidates <text:line-break/>const reco::PFCandidate::ElementsInBlocks&amp; elems = iData.elementsInBlocks(); <text:line-break/> for( unsigned i = 0 ; i &lt; elems.size(); ++i ) { <text:line-break/><text:line-break/>This is true for both the original version of the file and the modified for Xray one. <text:line-break/><text:line-break/><text:line-break/>2) regarding the only version with the Xray clusetr in it.....it is displaying only the first PF candidate over all the available in the event. And still , even considering only the first (a.k.a.PF candidate 0 in teh display), it loops over it twice. You can see it in the temp.txt file I attch. <text:line-break/><text:line-break/>3) if I run it over "/eos/cms/store/user/azzolini/HGC/620_SLHC18-preECFA/step3_5jet_500E_05MIP_PU.root" PU sample root file it crashes at event 1 with seg id 11. <text:line-break/>could you please suggest me what is the best way to debug this crash? (temp_PU.txt log file attch) <text:line-break/><text:line-break/>I am still working in the same CMSSW_6_2_0_SLHC18 environment <text:line-break/><text:line-break/>I would be happy to try new tests if some comes to your mind <text:line-break/>thanks for any help <text:line-break/><text:line-break/>virginia </text:p>
      <text:p text:style-name="P1"/>
      <text:p text:style-name="P1"/>
      <text:p text:style-name="P1"/>
      <text:p text:style-name="P1"/>
      <text:p text:style-name="P1"/>
      <text:p text:style-name="P1"/>
      <text:p text:style-name="P2">Hi Virginia, <text:line-break/><text:line-break/>On 10/23/14 08:23, Virginia Azzolini wrote: </text:p>
      <text:p text:style-name="P4">dear Alja, <text:line-break/><text:line-break/>After a couple of weeks of use of the Xray cluster view with sample made <text:line-break/>of single particles, i noticed that the code (that thanks ot you finally <text:line-break/>worked :-)) crashes is applied on samples with PU. <text:line-break/>I went back to the code then and adding some cout I discovered today 2 <text:line-break/>things: <text:line-break/><text:line-break/>1) code seems to loop twice over the PF candidates in the event , and I <text:line-break/>don't know why (see temp txt file ) <text:line-break/>Do you know if there is a reason why FWPFCandidate3DBuilder build should <text:line-break/>be called twice somewhere? </text:p>
      <text:p text:style-name="Text_20_body"><text:span text:style-name="T4"><text:line-break/></text:span><text:soft-page-break/><text:span text:style-name="T4"><text:line-break/>The FWPFCandidate3DProxyBuilder::build() is called for each element in collection. In case of first event this is 9727x. This is a feature of FWSimpleProxyBuilderTemplate. <text:line-break/><text:line-break/>It is OK you use that, but I would scale hits relative to max energy in event, You can get it from fireworks::Context::getMaxEnergyInEvent(). We use this for example in scaling of Jet lines in: <text:line-break/></text:span><text:a xlink:type="simple" xlink:href="https://github.com/cms-sw/cmssw/blob/CMSSW_7_2_X/Fireworks/Calo/plugins/FWJetProxyBuilder.cc#L251"><text:span text:style-name="T4">https://github.com/cms-sw/cmssw/blob/CMSSW_7_2_X/Fireworks/Calo/plugins/FWJetProxyBuilder.cc#L251</text:span></text:a><text:span text:style-name="T4"> <text:line-break/></text:span></text:p>
      <text:p text:style-name="P4"><text:line-break/>Assuming that  elems indicate PF candidates <text:line-break/>const reco::PFCandidate::ElementsInBlocks&amp; elems = <text:line-break/>iData.elementsInBlocks(); <text:line-break/>  for( unsigned i = 0 ; i &lt; elems.size(); ++i ) { <text:line-break/><text:line-break/>This is true for both the original version of the file and the modified <text:line-break/>for Xray one. <text:line-break/><text:line-break/><text:line-break/>2) regarding the only version with the Xray clusetr in it.....it is <text:line-break/>displaying only the first PF candidate over all the available in the <text:line-break/>event. And still , even considering only the first (a.k.a.PF candidate 0 <text:line-break/>in teh display), it loops over it twice. You can see it in the temp.txt <text:line-break/>file I attch. <text:line-break/><text:line-break/>3) if I run it over <text:line-break/>"/eos/cms/store/user/azzolini/HGC/620_SLHC18-preECFA/step3_5jet_500E_05MIP_PU.root" <text:line-break/>PU sample root file it crashes at event 1 with seg id 11. <text:line-break/>could you please suggest me what is the best way to debug this crash? <text:line-break/>(temp_PU.txt log file attch) <text:line-break/><text:line-break/>I am still working in the same CMSSW_6_2_0_SLHC18 environment </text:p>
      <text:p text:style-name="Text_20_body"><text:span text:style-name="T4">The code crashed because there is no recHit collection. I added check here that it works:</text:span><text:a xlink:type="simple" xlink:href="https://github.com/alja/cmssw/blob/virginia-slhc18/Fireworks/ParticleFlow/plugins/FWPFCandidate3DProxyBuilder.cc#L187"><text:span text:style-name="T4">https://github.com/alja/cmssw/blob/virginia-slhc18/Fireworks/ParticleFlow/plugins/FWPFCandidate3DProxyBuilder.cc#L187</text:span></text:a><text:span text:style-name="T4"> <text:line-break/><text:line-break/>From warning FWGeomtery::getCorners() looks like detId geometry is missing. The import like Sunanda has suggested should work OK. <text:line-break/><text:line-break/><text:line-break/><text:line-break/>Alja <text:line-break/></text:span></text:p>
      <text:p text:style-name="P3"/>
      <text:p text:style-name="P3"/>
      <text:p text:style-name="P3"/>
      <text:p text:style-name="P2">Hi Alja,</text:p>
      <text:p text:style-name="P8">After a couple of weeks of use of the Xray cluster view with sample made <text:line-break/>of single particles, i noticed that the code (that thanks ot you finally <text:line-break/>worked :-)) crashes is applied on samples with PU. <text:line-break/>I went back to the code then and adding some cout I discovered today 2 <text:line-break/>things: <text:line-break/><text:soft-page-break/><text:line-break/>1) code seems to loop twice over the PF candidates in the event , and I <text:line-break/>don't know why (see temp txt file ) <text:line-break/>Do you know if there is a reason why FWPFCandidate3DBuilder build should <text:line-break/>be called twice somewhere? </text:p>
      <text:p text:style-name="P5"><text:line-break/><text:line-break/>The FWPFCandidate3DProxyBuilder::build() is called for each element in collection. </text:p>
      <text:p text:style-name="P3">ok, then if in the collection I have 3 elements (a.k.a. EE, HGCEF and HGCEB reco::PFBlockElement), I will see the output of the loop 3 times.<text:line-break/>i never noticed before. good to know. :-)</text:p>
      <text:p text:style-name="P5">In case of first event this is 9727x. This is a feature of FWSimpleProxyBuilderTemplate. </text:p>
      <text:p text:style-name="P3">9727x? I am not sure I know what 9727 refers to.</text:p>
      <text:p text:style-name="Quotations"><text:span text:style-name="T4"><text:line-break/>It is OK you use that, but I would scale hits relative to max energy in event, You can get it from fireworks::Context::getMaxEnergyInEvent(). We use this for example in scaling of Jet lines in: <text:line-break/></text:span><text:a xlink:type="simple" xlink:href="https://github.com/cms-sw/cmssw/blob/CMSSW_7_2_X/Fireworks/Calo/plugins/FWJetProxyBuilder.cc#L251"><text:span text:style-name="T4">https://github.com/cms-sw/cmssw/blob/CMSSW_7_2_X/Fireworks/Calo/plugins/FWJetProxyBuilder.cc#L251</text:span></text:a><text:span text:style-name="T4"> </text:span></text:p>
      <text:p text:style-name="P3">Why would you recommend this? for a better and cuter look   or   for a formal need.<text:line-break/>as <text:span text:style-name="T1">max energy in the event</text:span>, are you imagining the <text:span text:style-name="T1">max energy of all the PF candidate in the event</text:span> or what?<text:line-break/><text:line-break/>I am still trying to understand why in the way I used (that probably it's much more manual than the one you suggests) the scale of the energy and the corresponding display does not go over the 1st PF candidate. It does not make sense that only the PFcandidate index0 is shown.<text:line-break/> It's like as after the code manages to find a maximum rechit and scale the rest of teh rechits in the cluster depending on it, it "feels happy enough" and forgets to consider the next PF candidates,  but there is not suspicious continue line that could justify it</text:p>
      <text:p text:style-name="P8">Assuming that  elems indicate PF candidates <text:line-break/>const reco::PFCandidate::ElementsInBlocks&amp; elems = <text:line-break/>iData.elementsInBlocks(); <text:line-break/>  for( unsigned i = 0 ; i &lt; elems.size(); ++i ) { <text:line-break/><text:line-break/>This is true for both the original version of the file and the modified <text:line-break/>for Xray one. <text:line-break/><text:line-break/><text:line-break/>2) regarding the only version with the Xray clusetr in it.....it is <text:line-break/>displaying only the first PF candidate over all the available in the <text:line-break/>event. And still , even considering only the first (a.k.a.PF candidate 0 <text:line-break/>in teh display), it loops over it twice. You can see it in the temp.txt <text:line-break/>file I attch. <text:line-break/><text:line-break/>3) if I run it over <text:line-break/>"/eos/cms/store/user/azzolini/HGC/620_SLHC18-preECFA/step3_5jet_500E_05MIP_PU.root" <text:line-break/>PU sample root file it crashes at event 1 with seg id 11. <text:line-break/>could you please suggest me what is the best way to debug this crash? <text:line-break/>(temp_PU.txt log file attch) <text:line-break/><text:line-break/>I am still working in the same CMSSW_6_2_0_SLHC18 environment </text:p>
      <text:p text:style-name="Quotations"><text:soft-page-break/><text:span text:style-name="T4">The code crashed because there is no recHit collection. I added check here that it works:</text:span><text:a xlink:type="simple" xlink:href="https://github.com/alja/cmssw/blob/virginia-slhc18/Fireworks/ParticleFlow/plugins/FWPFCandidate3DProxyBuilder.cc#L187"><text:span text:style-name="T4">https://github.com/alja/cmssw/blob/virginia-slhc18/Fireworks/ParticleFlow/plugins/FWPFCandidate3DProxyBuilder.cc#L187</text:span></text:a></text:p>
      <text:p text:style-name="P3">added thanks. it does not crash any longer.</text:p>
      <text:p text:style-name="P5">From warning FWGeomtery::getCorners() looks like detId geometry is missing. The import like Sunanda has suggested should work OK. </text:p>
      <text:p text:style-name="Text_20_body"><text:span text:style-name="T4">should I change the </text:span><text:a xlink:type="simple" xlink:href="https://github.com/alja/cmssw/blob/hgcal/Fireworks/Geometry/src/FWTGeoRecoGeometryESProducer.cc#L1180"><text:span text:style-name="T4">Fireworks/Geometry/src/FWTGeoRecoGeometryESProducer.cc</text:span></text:a><text:span text:style-name="T4">file that you discussed with him? <text:line-break/>or you mean I should adapt his comment to my  FWPFCandidate3DProxyBuilder file. there is no call to getDetValidId here.<text:line-break/><text:line-break/>ciao and thank you<text:line-break/>Virginia<text:line-break/></text:span></text:p>
      <text:p text:style-name="P3"/>
      <text:p text:style-name="P2">Hi Virginia, </text:p>
      <text:p text:style-name="P7">The FWPFCandidate3DProxyBuilder::build() is called for each element in <text:line-break/>collection. </text:p>
      <text:p text:style-name="P4">ok, then if in the collection I have 3 elements (a.k.a. EE, HGCEF and <text:line-break/>HGCEB reco::PFBlockElement), I will see the output of the loop 3 times. <text:line-break/>i never noticed before. good to know. :-) </text:p>
      <text:p text:style-name="P3"><text:line-break/>You could check for the max calorimeter (maxEE, maxHEF, ...)  energies just once at the beginning of PFCandididate3DProxyBuilder::build(). <text:line-break/><text:line-break/></text:p>
      <text:p text:style-name="P7">In case of first event this is 9727x. This is a feature of <text:line-break/>FWSimpleProxyBuilderTemplate. </text:p>
      <text:p text:style-name="P4">9727x? I am not sure I know what 9727 refers to. </text:p>
      <text:p text:style-name="P3">Sorry I was so unclear. This must bee the size of PFCandidate collection. <text:line-break/></text:p>
      <text:p text:style-name="P6"><text:span text:style-name="T3"><text:line-break/>It is OK you use that, but I would scale hits relative to max energy <text:line-break/>in event, You can get it from <text:line-break/>fireworks::Context::getMaxEnergyInEvent(). We use this for example in <text:line-break/>scaling of Jet lines in: <text:line-break/></text:span><text:a xlink:type="simple" xlink:href="https://github.com/cms-sw/cmssw/blob/CMSSW_7_2_X/Fireworks/Calo/plugins/FWJetProxyBuilder.cc#L251">https://github.com/cms-sw/cmssw/blob/CMSSW_7_2_X/Fireworks/Calo/plugins/FWJetProxyBuilder.cc#L251</text:a><text:span text:style-name="T3"> <text:line-break/></text:span></text:p>
      <text:p text:style-name="P4">Why would you recommend this? for a better and cuter look   or   for a <text:line-break/>formal need. <text:line-break/>as _max energy in the event_, are you imagining the _max energy of all <text:line-break/>the PF candidate in the event_ or what? </text:p>
      <text:p text:style-name="P3"><text:soft-page-break/><text:line-break/>I don't know what is best. It was just an idea that might simplify your case. But, I guess you want to scale clusters by calorimeter type. <text:line-break/></text:p>
      <text:p text:style-name="P4">I am still trying to understand why in the way I used (that probably <text:line-break/>it's much more manual than the one you suggests) the scale of the energy <text:line-break/>and the corresponding display does not go over the 1st PF candidate. It <text:line-break/>does not make sense that only the PFcandidate index0 is shown. <text:line-break/>  It's like as after the code manages to find a maximum rechit and scale <text:line-break/>the rest of teh rechits in the cluster depending on it, it "feels happy <text:line-break/>enough" and forgets to consider the next PF candidates,  but there is <text:line-break/>not suspicious continue line that could justify it </text:p>
      <text:p text:style-name="P3"><text:line-break/>It should not be any difference between the first or other elements. Can you send me your fireworks configuration file? The PFCandidate collection is huge. Or, just send me filter that CollectionController, <text:line-break/></text:p>
      <text:p text:style-name="P4">should I change the <text:line-break/>Fireworks/Geometry/src/FWTGeoRecoGeometryESProducer.ccfile that you <text:line-break/>discussed with him? <text:line-break/>or you mean I should adapt his comment to my FWPFCandidate3DProxyBuilder <text:line-break/>file. there is no call to getDetValidId here. </text:p>
      <text:p text:style-name="P3"><text:line-break/>The code to produce reco geometry file is OK in 6_2_0_SLHC18 release. <text:line-break/><text:line-break/>The reco goemery file needs to be produced with 2023HGCalV4 tag: <text:line-break/><text:line-break/> cmsRun Fireworks/Geometry/python/dumpRecoGeometry_cfg.py tag=2023HGCalV4 <text:line-break/><text:line-break/>.. and then set it in cmsShow, the errors were gone. <text:line-break/><text:line-break/><text:line-break/>I already added 2019 geometry in SLHC releases. Will ask to include 2023HGCalV4 too. I will do that after the offline week took or maybe earlier. <text:line-break/><text:line-break/><text:line-break/>The code  FWPFCandidate3DProxyBuilde can be simplified ad optimized. Hope to see you next week and discuss about it. <text:line-break/>Cheers, <text:line-break/>Alja <text:line-break/><text:line-break/><text:line-break/>Hi Alja, </text:p>
      <text:p text:style-name="P9"><text:span text:style-name="T3">in event, You can get it from <text:line-break/>fireworks::Context::getMaxEnergyInEvent(). We use this for example in <text:line-break/>scaling of Jet lines in: <text:line-break/></text:span><text:a xlink:type="simple" xlink:href="https://github.com/cms-sw/cmssw/blob/CMSSW_7_2_X/Fireworks/Calo/plugins/FWJetProxyBuilder.cc#L251">https://github.com/cms-sw/cmssw/blob/CMSSW_7_2_X/Fireworks/Calo/plugins/FWJetProxyBuilder.cc#L251</text:a><text:span text:style-name="T3"> </text:span></text:p>
      <text:p text:style-name="P7">Why would you recommend this? for a better and cuter look   or for a <text:line-break/>formal need. <text:line-break/>as _max energy in the event_, are you imagining the _max energy of all <text:line-break/><text:soft-page-break/>the PF candidate in the event_ or what? </text:p>
      <text:p text:style-name="P4">I don't know what is best. It was just an idea that might simplify your case. But, I guess you want to scale clusters by calorimeter type. </text:p>
      <text:p text:style-name="P3">I might have a look at that if it's for simplify things. You're right when you say this 3DProxybuilder needs to become simpler. </text:p>
      <text:p text:style-name="P7">I am still trying to understand why in the way I used (that probably <text:line-break/>it's much more manual than the one you suggests) the scale of the energy <text:line-break/>and the corresponding display does not go over the 1st PF candidate. It <text:line-break/>does not make sense that only the PFcandidate index0 is shown. <text:line-break/>  It's like as after the code manages to find a maximum rechit and scale <text:line-break/>the rest of teh rechits in the cluster depending on it, it "feels happy <text:line-break/>enough" and forgets to consider the next PF candidates,  but there is <text:line-break/>not suspicious continue line that could justify it </text:p>
      <text:p text:style-name="P4">It should not be any difference between the first or other elements. Can you send me your fireworks configuration file? The PFCandidate collection is huge. Or, just send me filter that CollectionController, </text:p>
      <text:p text:style-name="P3"><text:line-break/>EUREKA! I found that  "if (iIndex)  return;"  ( I don't remember why it was there)  was responsible for cutting off all the P candidates except the first one.(FinallyBlue attch) <text:line-break/><text:line-break/>Next question is : how can I make the color of each PF candidate be different? Right now they are all shown in blue + shades of blue. So the clouds they look a bit all the same. <text:line-break/>I'd like something more random like it was before (randomColored attch screenshot) <text:line-break/><text:line-break/><text:line-break/>That was set  by the line:    (line 73 of FWPFCandidate3DProxyBuilder_original.txt file) <text:line-break/>comp-&gt;SetMainColor((unsigned)2.0*myRandom.Uniform(50));  where comp was a compound ( TEveCompound* comp = createCompound(false,true); <text:line-break/><text:line-break/>Now   comp is instead  comp is a  TEveElement* comp = &amp;oItemHolder;   (FWPFCandidate3DProxyBuilder.cc ) <text:line-break/>and that SetMainColor does not work any longer. <text:line-break/>Do you have any suggestion for me? <text:line-break/><text:line-break/></text:p>
      <text:p text:style-name="P7">should I change the <text:line-break/>Fireworks/Geometry/src/FWTGeoRecoGeometryESProducer.ccfile that you <text:line-break/>discussed with him? <text:line-break/>or you mean I should adapt his comment to my FWPFCandidate3DProxyBuilder <text:line-break/>file. there is no call to getDetValidId here. </text:p>
      <text:p text:style-name="P4">The code to produce reco geometry file is OK in 6_2_0_SLHC18 release. <text:line-break/><text:line-break/>The reco goemery file needs to be produced with 2023HGCalV4 tag: <text:line-break/><text:line-break/> cmsRun Fireworks/Geometry/python/dumpRecoGeometry_cfg.py tag=2023HGCalV4 <text:line-break/><text:line-break/>.. and then set it in cmsShow, the errors were gone. </text:p>
      <text:p text:style-name="P3">Re-Done again thanks :-) <text:line-break/>I then run with : <text:line-break/><text:soft-page-break/>cmsShow -c conf_13Ott.fwc -g /tmp/azzolini/cmsRecoGeom-2023HGCalV4.root --sim-geom-file /afs/cern.ch/user/l/lgray/work/public/xHGCAL/cmsSimGeom-14-HGCAL.root /tmp/azzolini/preECFA/step3_5jet_500E_05MIP_noPU.root <text:line-break/><text:line-break/>where the /tmp/azzolini/preECFA/step3_5jet_500E_05MIP_noPU.root is identical to /eos/cms/store/user/azzolini/HGC/620_SLHC18-preECFA/step3_5jet_500E_05MIP_noPU.root </text:p>
      <text:p text:style-name="P4"><text:line-break/>I already added 2019 geometry in SLHC releases. Will ask to include 2023HGCalV4 too. I will do that after the offline week took or maybe earlier. </text:p>
      <text:p text:style-name="P3">great ! thanks </text:p>
      <text:p text:style-name="P4">The code  FWPFCandidate3DProxyBuilde can be simplified ad optimized. Hope to see you next week and discuss about it. </text:p>
      <text:p text:style-name="P3">right, you'll come to cern. Hope you'll have some time free in a way we could meet. Please let me know <text:line-break/><text:line-break/>ciao ciao <text:line-break/>Virginia <text:line-break/><text:span text:style-name="T2"><text:line-break/>Cheers, <text:line-break/>Alja </text:span></text:p>
      <text:p text:style-name="P3"/>
      <text:p text:style-name="P2">Hi Virginia, <text:line-break/><text:line-break/>On 10/28/14 10:14, Virginia Azzolini wrote: </text:p>
      <text:p text:style-name="P4"><text:line-break/>Next question is : how can I make the color of each PF candidate be <text:line-break/>different? Right now they are all shown in blue + shades of blue. So the <text:line-break/>clouds they look a bit all the same. <text:line-break/>I'd like something more random like it was before (randomColored attch <text:line-break/>screenshot) <text:line-break/><text:line-break/><text:line-break/>That was set  by the line:    (line 73 of <text:line-break/>FWPFCandidate3DProxyBuilder_original.txt file) <text:line-break/>comp-&gt;SetMainColor((unsigned)2.0*myRandom.Uniform(50));  where comp was <text:line-break/>a compound ( TEveCompound* comp = createCompound(false,true); <text:line-break/><text:line-break/>Now   comp is instead  comp is a  TEveElement* comp = &amp;oItemHolder; <text:line-break/>(FWPFCandidate3DProxyBuilder.cc ) <text:line-break/>and that SetMainColor does not work any longer. <text:line-break/>Do you have any suggestion for me? </text:p>
      <text:p text:style-name="P3"><text:line-break/>I have very busy time for presentation and online event display at P5. I will try to get time soon to help with that. <text:line-break/><text:line-break/>... Colors are set  in FWPFCandidate3DProxyBuilder::localModelChanges(), maybe doing there nothing (just a return from the virtual function) will do the work. <text:line-break/><text:line-break/>In Fireworks it is a general rule that collections use single color. I have nothing against breaking it :) <text:line-break/>Soon, <text:line-break/>Alj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2-13T16:02:17</meta:creation-date>
    <meta:document-statistic meta:table-count="0" meta:image-count="0" meta:object-count="0" meta:page-count="7" meta:paragraph-count="51" meta:word-count="2304" meta:character-count="14910"/>
    <dc:date>2015-02-13T16:22:14</dc:date>
    <meta:editing-duration>PT00H04M47S</meta:editing-duration>
    <meta:editing-cycles>1</meta:editing-cycles>
    <meta:generator>NeoOffice/3.2.1$Unix OpenOffice.org_project/Patch 0</meta:generator>
  </office:meta>
</office:document-meta>
</file>